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4d835" officeooo:paragraph-rsid="000fa6a9"/>
    </style:style>
    <style:style style:name="P3" style:family="paragraph" style:parent-style-name="Standard">
      <style:text-properties officeooo:rsid="0005f83a" officeooo:paragraph-rsid="0005f83a"/>
    </style:style>
    <style:style style:name="P4" style:family="paragraph" style:parent-style-name="Standard">
      <style:text-properties officeooo:rsid="0005f83a" officeooo:paragraph-rsid="0004d835"/>
    </style:style>
    <style:style style:name="P5" style:family="paragraph" style:parent-style-name="Standard">
      <style:text-properties officeooo:rsid="000a0966" officeooo:paragraph-rsid="000a0966"/>
    </style:style>
    <style:style style:name="P6" style:family="paragraph" style:parent-style-name="Standard">
      <style:text-properties officeooo:rsid="000537b6" officeooo:paragraph-rsid="0004d835"/>
    </style:style>
    <style:style style:name="P7" style:family="paragraph" style:parent-style-name="Standard">
      <style:text-properties officeooo:rsid="000cbc4e" officeooo:paragraph-rsid="000cbc4e"/>
    </style:style>
    <style:style style:name="P8" style:family="paragraph" style:parent-style-name="Standard">
      <style:text-properties officeooo:rsid="000fa6a9" officeooo:paragraph-rsid="000fa6a9"/>
    </style:style>
    <style:style style:name="P9" style:family="paragraph" style:parent-style-name="Standard">
      <style:text-properties officeooo:rsid="00106970" officeooo:paragraph-rsid="00106970"/>
    </style:style>
    <style:style style:name="P10" style:family="paragraph" style:parent-style-name="Standard">
      <style:text-properties officeooo:rsid="00106970" officeooo:paragraph-rsid="001228f7"/>
    </style:style>
    <style:style style:name="P11" style:family="paragraph" style:parent-style-name="Standard">
      <style:text-properties officeooo:rsid="001228f7" officeooo:paragraph-rsid="001228f7"/>
    </style:style>
    <style:style style:name="P12" style:family="paragraph" style:parent-style-name="Standard">
      <style:text-properties officeooo:rsid="0013af85" officeooo:paragraph-rsid="0013af85"/>
    </style:style>
    <style:style style:name="P13" style:family="paragraph" style:parent-style-name="Standard">
      <style:text-properties officeooo:rsid="0015a45d" officeooo:paragraph-rsid="0015a45d"/>
    </style:style>
    <style:style style:name="P14" style:family="paragraph" style:parent-style-name="Standard">
      <style:text-properties officeooo:rsid="00164cf7" officeooo:paragraph-rsid="00164cf7"/>
    </style:style>
    <style:style style:name="P15" style:family="paragraph" style:parent-style-name="Standard">
      <style:text-properties officeooo:rsid="0017e452" officeooo:paragraph-rsid="0017e452"/>
    </style:style>
    <style:style style:name="P16" style:family="paragraph" style:parent-style-name="Standard">
      <style:text-properties officeooo:rsid="001b39b6" officeooo:paragraph-rsid="001b39b6"/>
    </style:style>
    <style:style style:name="P17" style:family="paragraph" style:parent-style-name="Standard">
      <style:text-properties officeooo:rsid="001ba68b" officeooo:paragraph-rsid="001ba68b"/>
    </style:style>
    <style:style style:name="P18" style:family="paragraph" style:parent-style-name="Standard">
      <style:text-properties officeooo:rsid="001c649a" officeooo:paragraph-rsid="001c649a"/>
    </style:style>
    <style:style style:name="P19" style:family="paragraph" style:parent-style-name="Standard">
      <style:text-properties officeooo:rsid="001c649a" officeooo:paragraph-rsid="001cc720"/>
    </style:style>
    <style:style style:name="P20" style:family="paragraph" style:parent-style-name="Standard">
      <style:text-properties officeooo:rsid="001cc720" officeooo:paragraph-rsid="001cc720"/>
    </style:style>
    <style:style style:name="P21" style:family="paragraph" style:parent-style-name="Standard">
      <style:text-properties officeooo:rsid="00207308" officeooo:paragraph-rsid="00207308"/>
    </style:style>
    <style:style style:name="P22" style:family="paragraph" style:parent-style-name="Standard">
      <style:text-properties officeooo:rsid="0020cc35" officeooo:paragraph-rsid="0020cc35"/>
    </style:style>
    <style:style style:name="P23" style:family="paragraph" style:parent-style-name="Standard">
      <style:text-properties officeooo:rsid="00227a43" officeooo:paragraph-rsid="00227a43"/>
    </style:style>
    <style:style style:name="P24" style:family="paragraph" style:parent-style-name="Standard">
      <style:text-properties officeooo:rsid="0023eb05" officeooo:paragraph-rsid="0023eb05"/>
    </style:style>
    <style:style style:name="P25" style:family="paragraph" style:parent-style-name="Standard">
      <style:text-properties officeooo:rsid="00253cf1" officeooo:paragraph-rsid="00253cf1"/>
    </style:style>
    <style:style style:name="P26" style:family="paragraph" style:parent-style-name="Standard">
      <style:text-properties officeooo:rsid="002814a9" officeooo:paragraph-rsid="002814a9"/>
    </style:style>
    <style:style style:name="P27" style:family="paragraph" style:parent-style-name="Standard">
      <style:text-properties officeooo:rsid="0028ab8e" officeooo:paragraph-rsid="002b3caf"/>
    </style:style>
    <style:style style:name="P28" style:family="paragraph" style:parent-style-name="Standard">
      <style:text-properties officeooo:rsid="0028ab8e" officeooo:paragraph-rsid="002d5e31"/>
    </style:style>
    <style:style style:name="P29" style:family="paragraph" style:parent-style-name="Standard">
      <style:text-properties officeooo:rsid="0028ab8e" officeooo:paragraph-rsid="003141a3"/>
    </style:style>
    <style:style style:name="P30" style:family="paragraph" style:parent-style-name="Standard">
      <style:text-properties officeooo:rsid="0028ab8e" officeooo:paragraph-rsid="0033f5cd"/>
    </style:style>
    <style:style style:name="P31" style:family="paragraph" style:parent-style-name="Standard">
      <style:text-properties officeooo:rsid="003478cf" officeooo:paragraph-rsid="003478cf"/>
    </style:style>
    <style:style style:name="P32" style:family="paragraph" style:parent-style-name="Standard">
      <style:text-properties officeooo:rsid="00364c72" officeooo:paragraph-rsid="00364c72"/>
    </style:style>
    <style:style style:name="P33" style:family="paragraph" style:parent-style-name="Standard">
      <style:text-properties officeooo:rsid="00422559" officeooo:paragraph-rsid="00422559"/>
    </style:style>
    <style:style style:name="P34" style:family="paragraph" style:parent-style-name="Standard">
      <style:text-properties officeooo:rsid="0043d437" officeooo:paragraph-rsid="0043d437"/>
    </style:style>
    <style:style style:name="P35" style:family="paragraph" style:parent-style-name="Standard">
      <style:text-properties officeooo:rsid="0047c2e3" officeooo:paragraph-rsid="0047c2e3"/>
    </style:style>
    <style:style style:name="P36" style:family="paragraph" style:parent-style-name="Standard">
      <style:text-properties officeooo:rsid="0047c2e3" officeooo:paragraph-rsid="004b1b5e"/>
    </style:style>
    <style:style style:name="P37" style:family="paragraph" style:parent-style-name="Standard">
      <style:text-properties officeooo:rsid="0047c2e3" officeooo:paragraph-rsid="004d3d5e"/>
    </style:style>
    <style:style style:name="P38" style:family="paragraph" style:parent-style-name="Standard">
      <style:text-properties officeooo:rsid="004d3d5e" officeooo:paragraph-rsid="004d3d5e"/>
    </style:style>
    <style:style style:name="P39" style:family="paragraph" style:parent-style-name="Standard">
      <style:text-properties officeooo:rsid="004d3d5e" officeooo:paragraph-rsid="004db02d"/>
    </style:style>
    <style:style style:name="P40" style:family="paragraph" style:parent-style-name="Standard">
      <style:text-properties officeooo:rsid="002d5e31" officeooo:paragraph-rsid="002f4641"/>
    </style:style>
    <style:style style:name="P41" style:family="paragraph" style:parent-style-name="Standard">
      <style:text-properties officeooo:rsid="003141a3" officeooo:paragraph-rsid="003141a3"/>
    </style:style>
    <style:style style:name="P42" style:family="paragraph" style:parent-style-name="Standard">
      <style:text-properties officeooo:rsid="0033f5cd" officeooo:paragraph-rsid="0033f5cd"/>
    </style:style>
    <style:style style:name="P43" style:family="paragraph" style:parent-style-name="Standard">
      <style:text-properties officeooo:rsid="004b1b5e" officeooo:paragraph-rsid="004b1b5e"/>
    </style:style>
    <style:style style:name="P44" style:family="paragraph" style:parent-style-name="Standard">
      <style:text-properties officeooo:rsid="004f835b" officeooo:paragraph-rsid="004f835b"/>
    </style:style>
    <style:style style:name="P45" style:family="paragraph" style:parent-style-name="Standard">
      <style:text-properties officeooo:rsid="005055fd" officeooo:paragraph-rsid="005055fd"/>
    </style:style>
    <style:style style:name="P46" style:family="paragraph" style:parent-style-name="Standard">
      <style:text-properties officeooo:rsid="0052257b" officeooo:paragraph-rsid="0052257b"/>
    </style:style>
    <style:style style:name="P47" style:family="paragraph" style:parent-style-name="Standard">
      <style:text-properties officeooo:rsid="0055bf93" officeooo:paragraph-rsid="0055bf93"/>
    </style:style>
    <style:style style:name="P48" style:family="paragraph" style:parent-style-name="Standard" style:list-style-name="L1">
      <style:text-properties officeooo:rsid="000cbc4e" officeooo:paragraph-rsid="000cbc4e"/>
    </style:style>
    <style:style style:name="P49" style:family="paragraph" style:parent-style-name="Standard">
      <style:text-properties officeooo:rsid="0055bf93" officeooo:paragraph-rsid="0055bf93"/>
    </style:style>
    <style:style style:name="P50" style:family="paragraph" style:parent-style-name="Standard">
      <style:text-properties officeooo:rsid="0057b9a5" officeooo:paragraph-rsid="0057b9a5"/>
    </style:style>
    <style:style style:name="P51" style:family="paragraph" style:parent-style-name="Standard">
      <style:paragraph-properties fo:text-align="justify" style:justify-single-word="false"/>
      <style:text-properties officeooo:rsid="0057b9a5" officeooo:paragraph-rsid="0057b9a5"/>
    </style:style>
    <style:style style:name="P52" style:family="paragraph" style:parent-style-name="Standard">
      <style:text-properties officeooo:rsid="00595338" officeooo:paragraph-rsid="00595338"/>
    </style:style>
    <style:style style:name="P53" style:family="paragraph" style:parent-style-name="Standard">
      <style:paragraph-properties fo:text-align="justify" style:justify-single-word="false"/>
      <style:text-properties officeooo:rsid="005bdee8" officeooo:paragraph-rsid="005bde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720" style:font-weight-asian="bold" style:font-weight-complex="bold"/>
    </style:style>
    <style:style style:name="T3" style:family="text">
      <style:text-properties officeooo:rsid="000717d6"/>
    </style:style>
    <style:style style:name="T4" style:family="text">
      <style:text-properties officeooo:rsid="0009cc38"/>
    </style:style>
    <style:style style:name="T5" style:family="text">
      <style:text-properties officeooo:rsid="001228f7"/>
    </style:style>
    <style:style style:name="T6" style:family="text">
      <style:text-properties officeooo:rsid="0017a1d1"/>
    </style:style>
    <style:style style:name="T7" style:family="text">
      <style:text-properties officeooo:rsid="001ba68b"/>
    </style:style>
    <style:style style:name="T8" style:family="text">
      <style:text-properties officeooo:rsid="001cc72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0cc35"/>
    </style:style>
    <style:style style:name="T11" style:family="text">
      <style:text-properties officeooo:rsid="0021bd13"/>
    </style:style>
    <style:style style:name="T12" style:family="text">
      <style:text-properties officeooo:rsid="00240b2c"/>
    </style:style>
    <style:style style:name="T13" style:family="text">
      <style:text-properties officeooo:rsid="00242b59"/>
    </style:style>
    <style:style style:name="T14" style:family="text">
      <style:text-properties officeooo:rsid="00253cf1"/>
    </style:style>
    <style:style style:name="T15" style:family="text">
      <style:text-properties officeooo:rsid="0029cc7b"/>
    </style:style>
    <style:style style:name="T16" style:family="text">
      <style:text-properties officeooo:rsid="002b3caf"/>
    </style:style>
    <style:style style:name="T17" style:family="text">
      <style:text-properties officeooo:rsid="002bcadc"/>
    </style:style>
    <style:style style:name="T18" style:family="text">
      <style:text-properties officeooo:rsid="002f4641"/>
    </style:style>
    <style:style style:name="T19" style:family="text">
      <style:text-properties officeooo:rsid="003141a3"/>
    </style:style>
    <style:style style:name="T20" style:family="text">
      <style:text-properties officeooo:rsid="0032c811"/>
    </style:style>
    <style:style style:name="T21" style:family="text">
      <style:text-properties officeooo:rsid="0033f5cd"/>
    </style:style>
    <style:style style:name="T22" style:family="text">
      <style:text-properties officeooo:rsid="0036fec9"/>
    </style:style>
    <style:style style:name="T23" style:family="text">
      <style:text-properties officeooo:rsid="0038e8cf"/>
    </style:style>
    <style:style style:name="T24" style:family="text">
      <style:text-properties officeooo:rsid="003a849b"/>
    </style:style>
    <style:style style:name="T25" style:family="text">
      <style:text-properties officeooo:rsid="003ba57b"/>
    </style:style>
    <style:style style:name="T26" style:family="text">
      <style:text-properties officeooo:rsid="003e241a"/>
    </style:style>
    <style:style style:name="T27" style:family="text">
      <style:text-properties officeooo:rsid="003f56a7"/>
    </style:style>
    <style:style style:name="T28" style:family="text">
      <style:text-properties officeooo:rsid="004071f6"/>
    </style:style>
    <style:style style:name="T29" style:family="text">
      <style:text-properties officeooo:rsid="0042cef8"/>
    </style:style>
    <style:style style:name="T30" style:family="text">
      <style:text-properties officeooo:rsid="00463242"/>
    </style:style>
    <style:style style:name="T31" style:family="text">
      <style:text-properties officeooo:rsid="004b1b5e"/>
    </style:style>
    <style:style style:name="T32" style:family="text">
      <style:text-properties officeooo:rsid="004ccfde"/>
    </style:style>
    <style:style style:name="T33" style:family="text">
      <style:text-properties officeooo:rsid="004d3d5e"/>
    </style:style>
    <style:style style:name="T34" style:family="text">
      <style:text-properties officeooo:rsid="004db02d"/>
    </style:style>
    <style:style style:name="T35" style:family="text">
      <style:text-properties officeooo:rsid="004fb99f"/>
    </style:style>
    <style:style style:name="T36" style:family="text">
      <style:text-properties officeooo:rsid="005055fd"/>
    </style:style>
    <style:style style:name="T37" style:family="text">
      <style:text-properties officeooo:rsid="0052257b"/>
    </style:style>
    <style:style style:name="T38" style:family="text">
      <style:text-properties officeooo:rsid="005bdee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IMEIRA AULA</text:p>
      <text:p text:style-name="P2"><text:line-break/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6"><text:tab/>5) Criação de acervo (Biblioteca)</text:p>
      <text:p text:style-name="P6"><text:tab/>6) Facilita a administração baselines (Base line é a combinação dos módulos que gera uma aplicação estável, na qual serve como uma base segura de apoio)</text:p>
      <text:p text:style-name="P4"><text:tab/>7) Facilita o trabalho em equipe.</text:p>
      <text:p text:style-name="P4"><text:tab/>8) Reduz o tempo de compilação</text:p>
      <text:p text:style-name="P1"/>
      <text:p text:style-name="P8">SEGUNDA AULA</text:p>
      <text:p text:style-name="P1"/>
      <text:p text:style-name="P3">Propriedades da modularização</text:p>
      <text:p text:style-name="P3"/>
      <text:p text:style-name="P3">1) Módulo</text:p>
      <text:p text:style-name="P3">- Definição física:<text:line-break/><text:tab/>Uma unidade de compilação independente, um programa.</text:p>
      <text:p text:style-name="P3">- Definição lógica</text:p>
      <text:p text:style-name="P3"><text:tab/>Um elemento que trata preferencialmente de <text:span text:style-name="T1">um</text:span> conceito específico.</text:p>
      <text:p text:style-name="P3"><text:tab/>Cuidado com a qualidade das coisas</text:p>
      <text:p text:style-name="P3">2) Elementos de software</text:p>
      <text:p text:style-name="P3"><text:span text:style-name="T3">Portal - </text:span><text:s/>Sistema &gt; Programas &gt; Módulos &gt; <text:span text:style-name="T4">[</text:span>Classes e objetos<text:span text:style-name="T4">]</text:span> &gt; Bloco de código &gt; Linha de comando</text:p>
      <text:p text:style-name="P5"><text:soft-page-break/>obs: Artefato é qualquer elemento criado ao longo de um processo de desenvolvimento com características bem definidas e que pode ser versionado.</text:p>
      <text:p text:style-name="P3"/>
      <text:p text:style-name="P8"/>
      <text:p text:style-name="P8">3) Build ou construto</text:p>
      <text:p text:style-name="P8">É um artefato que já pode ser executado </text:p>
      <text:p text:style-name="P3"/>
      <text:p text:style-name="P8">Relacionamento cliente-servidor</text:p>
      <text:p text:style-name="P8">É, basicamente, a relação entre o módulo principal que chama as funções (cliente) com os demais módulos que operam de fato essas funções (servidor.</text:p>
      <text:p text:style-name="P8">)</text:p>
      <text:p text:style-name="P8"/>
      <text:p text:style-name="P8">Toda função de acesso tem que ter obrigatoriamente um código de retorno, i.e., deve possuir um “dicionário” de códigos que ajudem a interpretar o funcionamento da função.</text:p>
      <text:p text:style-name="P8"><text:s/></text:p>
      <text:p text:style-name="P3"/>
      <text:p text:style-name="P7">TERCEIRA AULA - </text:p>
      <text:p text:style-name="P7"/>
      <text:p text:style-name="P7">Regras de interface:</text:p>
      <text:list text:style-name="L1">
        <text:list-item>
          <text:p text:style-name="P48">Sintaxe - Estrutura<text:line-break/>Representação: <text:s/>int e float</text:p>
        </text:list-item>
        <text:list-item>
          <text:p text:style-name="P48">Codificação: São regras que definem a estrutura aceitavel em uma interface</text:p>
        </text:list-item>
        <text:list-item>
          <text:p text:style-name="P48">Conjunto de valores permitidos: Nem todos os valores que respeitem a representação e a codificação são válidas</text:p>
        </text:list-item>
      </text:list>
      <text:p text:style-name="P7">Semântica – Significa</text:p>
      <text:p text:style-name="P7"><text:tab/>Ex: Se o módulo informar idade como inteiro não funcionará a interface se o outro módulo <text:tab/>esperar receber velocidade.</text:p>
      <text:p text:style-name="P7">Resumo: para uma interface funcionar devem ser respeitadas a sintaxe e a semântica na troca de dados.</text:p>
      <text:p text:style-name="P7"/>
      <text:p text:style-name="P7">Validação de dados de uma interface</text:p>
      <text:p text:style-name="P7"><text:s/></text:p>
      <text:p text:style-name="P7"/>
      <text:p text:style-name="P7">4) Processo de Desenvolvimento</text:p>
      <text:p text:style-name="P7"/>
      <text:p text:style-name="P7"/>
      <text:p text:style-name="P7">LIB – Biblioteca Estática</text:p>
      <text:p text:style-name="P7"><text:tab/>- Sempre estará presente onde a aplicação for instalada</text:p>
      <text:p text:style-name="P7"><text:tab/>- O executado fica maior<text:tab/></text:p>
      <text:p text:style-name="P7"><text:tab/>- Redundância (várias aplicação utilizando a mesma biblioteca faz com que haja várias <text:tab/>instâncias)</text:p>
      <text:p text:style-name="P7">DLL – Biblioteca Dinâmica</text:p>
      <text:p text:style-name="P7">- Só existe uma instância desta biblioteca na memória sendo acessado por N aplicações</text:p>
      <text:p text:style-name="P7">- Se não estiver na máquina a aplicação não roda.</text:p>
      <text:p text:style-name="P7"/>
      <text:p text:style-name="P7">.c – Módulo de implementação</text:p>
      <text:p text:style-name="P7">.h – Módulo de definição</text:p>
      <text:p text:style-name="P7"/>
      <text:p text:style-name="P7"/>
      <text:p text:style-name="P7">5) Módulo de Implementação</text:p>
      <text:p text:style-name="P7"><text:soft-page-break/>- Possui o código das funções internas e de acesso</text:p>
      <text:p text:style-name="P7">- Documentação voltada para os programadores do módulo do servidor</text:p>
      <text:p text:style-name="P7">- Possui a estrutura encapsulada manipulada pelo módulo.</text:p>
      <text:p text:style-name="P7"/>
      <text:p text:style-name="P7">6) Módulo de definição</text:p>
      <text:p text:style-name="P7">- Possui os protótipos das funções de acesso disponibilizas pelo módulo e cujo os códigos estão armazenados nos respectivos módulos de implementação.</text:p>
      <text:p text:style-name="P7">- Documentação voltada para os programadores dos módulos cliente</text:p>
      <text:p text:style-name="P7">- Definição das variáveis globais</text:p>
      <text:p text:style-name="P7">- Tipos compartilhados</text:p>
      <text:p text:style-name="P7"/>
      <text:p text:style-name="P9">7) Encapsulamento</text:p>
      <text:p text:style-name="P9">- É a propriedade relacionada com a proteção de estruturas e com blocos de código contra utilização indeivida que possam prejudicar o bojetivo do módulo como um todo.</text:p>
      <text:p text:style-name="P9">- Tipos de encapsulamento:</text:p>
      <text:p text:style-name="P10"><text:tab/>De variáveis local: encapsulada em um bloco de código.</text:p>
      <text:p text:style-name="P10"><text:tab/>private: encapsulada no objeto. <text:span text:style-name="T5">POO</text:span></text:p>
      <text:p text:style-name="P9"><text:tab/>global static : encapsulada no módulo.</text:p>
      <text:p text:style-name="P9"><text:tab/>protected: encapsulado na estrutura hierárquica de heranças. <text:span text:style-name="T5">POO</text:span></text:p>
      <text:p text:style-name="P9"><text:tab/>global: não encapsulada, em POO é chamado de public. </text:p>
      <text:p text:style-name="P11">de código:<text:line-break/><text:tab/>função</text:p>
      <text:p text:style-name="P11">de documentação:</text:p>
      <text:p text:style-name="P11"><text:tab/>interno – documentação para quem mantém o módulo de implementação (.c)</text:p>
      <text:p text:style-name="P11"><text:tab/>externo – voltada para quem vai utilizar o módulo pelo módulo definição (.h, interface)</text:p>
      <text:p text:style-name="P11"><text:tab/>de uso – voltada para o usuário final</text:p>
      <text:p text:style-name="P12">8) Acoplamento</text:p>
      <text:p text:style-name="P12">- É a propriedade relacionada com a qualidade da interface entre elementos de software.</text:p>
      <text:p text:style-name="P12">- O conector é um item de interface</text:p>
      <text:p text:style-name="P12"><text:tab/>- Tamanho do conector é a quantidade de parâmetros da função</text:p>
      <text:p text:style-name="P12"><text:tab/>- Clareza do conector (nome dos parâmetros, nome da função)</text:p>
      <text:p text:style-name="P12">9) Coesão</text:p>
      <text:p text:style-name="P12">A definição de um módulo é explicar um módulo com um conceito</text:p>
      <text:p text:style-name="P12">- Conceito, objetivo</text:p>
      <text:p text:style-name="P12">- A coesão é a propriedade relacionada com o grau de interligação dos conceitos presentes em um módulo.</text:p>
      <text:p text:style-name="P12">- Níveis de coesão:<text:line-break/><text:tab/> - incidental: não há relação entre os diversos conceitos presentes no módulo</text:p>
      <text:p text:style-name="P12"><text:tab/>- lógica: os conceitos possuem uma certa lógica que os interliguem, mas mesmo assim ainda é <text:tab/>fraca.</text:p>
      <text:p text:style-name="P12"><text:tab/>- procedural: os conceitos compartilham uma ordem de executação única.</text:p>
      <text:p text:style-name="P12"><text:tab/>- coesão temporal: conceitos que compartilham a característica de precisarem ocorrer dentro de um mesmo período de tempo.</text:p>
      <text:p text:style-name="P12"/>
      <text:p text:style-name="P12"/>
      <text:p text:style-name="P13">QUARTA AULA – EM GRUPO</text:p>
      <text:p text:style-name="P13">Lista de exercícios 1 (T1 - parte 1). Entregar no EAD no dia 4 de setembro até 23:59.</text:p>
      <text:p text:style-name="P13"/>
      <text:p text:style-name="P13"><text:soft-page-break/>1) <text:span text:style-name="T1">Explique por que o desenvolvimento em pares não pode ser utilizado de forma exagerada. Em quais situações ele é necessário?</text:span><text:line-break/><text:line-break/>2) Um módulo pode ter alta qualidade de encapsulamento e baixa qualidade de coesão? Justifique sua re<text:span text:style-name="T6">sp</text:span>osta.<text:line-break/><text:line-break/>3) Do ponto de vista do critério de qualidade de acomplamento “Qualidade de Conectores”, qual é a análise que precisa ser feita ao desenvolver <text:s/>“Módulos de Definição” para que o componente possa ser reutilizado em larga escala? Apresente um exemplo prático que ilustre esta análise.</text:p>
      <text:p text:style-name="P13"/>
      <text:p text:style-name="P13">4) Qual é a diferença em elaborar uma documentação externa e de uso? Em qual delas são descritas as validações tratadas como premissas e que não serão implementadas?</text:p>
      <text:p text:style-name="P13"/>
      <text:p text:style-name="P14">5) Por que é importante manter uma baseline atualizada no momento que o projeto está sendo implantado? O que a modularização contribui para a administração desta baseline?</text:p>
      <text:p text:style-name="P14"/>
      <text:p text:style-name="P14">6) <text:span text:style-name="T1">Explique dois fatores determinantes no momento em que é preciso decidir pela utilização de uma biblioteca estática ao invés de uma dinâmica.</text:span></text:p>
      <text:p text:style-name="P14"/>
      <text:p text:style-name="P14">7) Apresente a sequência de execução de função de acesso para incluir um valor númerico no terceiro nó de uma lista duplamente encadeada genérica com cabeça, utilizando o exemplo visto em aula.</text:p>
      <text:p text:style-name="P14">OBS: desde a criação da lista</text:p>
      <text:p text:style-name="P14"/>
      <text:p text:style-name="P15">30 min – prova em conjunto com o grupo do trabalho</text:p>
      <text:p text:style-name="P15">80 min – cada um faz o seu</text:p>
      <text:p text:style-name="P15"/>
      <text:p text:style-name="P15">Qualidade de Software</text:p>
      <text:p text:style-name="P15"/>
      <text:p text:style-name="P15">1) Definição:</text:p>
      <text:p text:style-name="P15"><text:tab/>Ter qualidade é se aproximador do que está sendo esperado pelo cliente ou usuário.</text:p>
      <text:p text:style-name="P15"><text:tab/>Obs: boa qualidade (durabilidade) vs qualidade satisfatória (tem qualidade mínima, satisfaz o cliente)</text:p>
      <text:p text:style-name="P15"/>
      <text:p text:style-name="P15">2) Controle de qualidade:</text:p>
      <text:p text:style-name="P15"><text:tab/>Partir de uma fator mensusável e estabelecer metas e resultados esperados.</text:p>
      <text:p text:style-name="P15">Ex: teste – teste bom é o que encontra erro.</text:p>
      <text:p text:style-name="P15"><text:tab/>Controle de qualidade não garante que o sistema funcione, apenas garante que tem erro. Isso ocorre que o controle de qualidade não garante o que deveria ser essa aplicação para satisfazer o usuário.</text:p>
      <text:p text:style-name="P15"/>
      <text:p text:style-name="P15">Por que não é possível garantir a qualidade satisfatória?</text:p>
      <text:p text:style-name="P15">a) Nem todos os fatores existentes são mensuráveis</text:p>
      <text:p text:style-name="P15"><text:tab/>ex: Facilidade de uso (Como garantir que os usuários vão entender?)</text:p>
      <text:p text:style-name="P15">b) Alguns aspectos não são facilmente mensuráveis.</text:p>
      <text:p text:style-name="P15"><text:tab/>Ex: Segurança</text:p>
      <text:p text:style-name="P15">c) Tipos de qualidade:</text:p>
      <text:p text:style-name="P15"><text:tab/>- qualidade de construção (as partes são bem construídas para o todo ter qualidade)</text:p>
      <text:p text:style-name="P15"><text:tab/>- qualidade estrutural</text:p>
      <text:p text:style-name="P15"><text:tab/>- qualidade requerida ou satisfatória (é o que o cliente quer)</text:p>
      <text:p text:style-name="P15"><text:soft-page-break/></text:p>
      <text:p text:style-name="P15"><text:tab/>- qualidade assegurada (por um controle de qualidade)</text:p>
      <text:p text:style-name="P15"><text:tab/>- qualidade observada (interpretação do que foi assegurado pelo controle de qualidade)</text:p>
      <text:p text:style-name="P15"><text:tab/><text:tab/>Qualidade assegurada – observada: eu tenho que entender o relatório do retorno do teste da qualidade assegurada, se eu entender, a qualdiade assegurada tende a se aproximar da qualdiade observada.</text:p>
      <text:p text:style-name="P15"><text:tab/>- Qualidade efetiva: é que o artefato possuí de fato.</text:p>
      <text:p text:style-name="P15"/>
      <text:p text:style-name="P15">A qualidade efetiva deve se aproximar da qualidade requerida, mas eu só consigo essa aproximação quando eu tenho bons teste, ou seja quando a qualidade assegurada se aproxima da efetiva e quando eu entendo os testes (qualidade observada).</text:p>
      <text:p text:style-name="P15"/>
      <text:p text:style-name="P15">d) Qualidade de serviço e qualidade de engenharia</text:p>
      <text:p text:style-name="P15"/>
      <text:p text:style-name="P15"><text:tab/>Qualidade de serviço: Se a comida chegou boa, quente, certe ou se ela chegou. É percebida pelo usuário. Confiabilidade. Seguraça do que está sentro entregue. Utilidade. Rentabilidade. </text:p>
      <text:p text:style-name="P15"><text:tab/>Qualidade de engenharia: É o processo, ou seja, se os insumos foram comprados corretamente, foi embalda de forma certa etc. É percebida pelo desenvolvedores e mantenedores. Eu sei que a engenheria é boa quando eu:<text:line-break/><text:tab/>Tenho uma boa documentação</text:p>
      <text:p text:style-name="P15"><text:tab/>Boa evolutibilidade (o que eu desenvolvi pode ser facilmente evoluído)</text:p>
      <text:p text:style-name="P15"><text:tab/>Mensurabilidade (deve ser possível medir alguns critérios para eu pode realizar testes)</text:p>
      <text:p text:style-name="P15"><text:tab/>Rentabilidade <text:s/></text:p>
      <text:p text:style-name="P15"/>
      <text:p text:style-name="P16"><text:span text:style-name="T7">XX </text:span>AULA:</text:p>
      <text:p text:style-name="P16"/>
      <text:p text:style-name="P17">Especificações de requisitos</text:p>
      <text:p text:style-name="P16"/>
      <text:p text:style-name="P18">1) Definição</text:p>
      <text:p text:style-name="P18"><text:tab/>Requisito: o que deve ser feito</text:p>
      <text:p text:style-name="P18"><text:tab/>obs: <text:span text:style-name="T1">Não é</text:span> como deve ser feito </text:p>
      <text:p text:style-name="P18">2) Níveis de especificação</text:p>
      <text:p text:style-name="P18"><text:tab/>Requisitos genéricos</text:p>
      <text:p text:style-name="P18"><text:tab/><text:tab/>Voltado para o negócio da aplicação</text:p>
      <text:p text:style-name="P18"><text:tab/><text:tab/>Possui escopo de efeito grande</text:p>
      <text:p text:style-name="P18"><text:tab/>Requisitos específicos</text:p>
      <text:p text:style-name="P18"><text:tab/><text:tab/>Voltado para a implementação</text:p>
      <text:p text:style-name="P18"><text:tab/><text:tab/>Possui escopo de efeito reduzido</text:p>
      <text:p text:style-name="P18">3) Etapas da especificação</text:p>
      <text:p text:style-name="P18"><text:s/><text:tab/> Elicitação ou Descoberta</text:p>
      <text:p text:style-name="P18"><text:tab/><text:tab/>Detalhamento da demanda </text:p>
      <text:p text:style-name="P18"><text:tab/><text:tab/>Escopo a ser trabalhado (**)</text:p>
      <text:p text:style-name="P18"><text:tab/><text:tab/>Técnicas de definição de escopo:</text:p>
      <text:p text:style-name="P18"><text:tab/><text:tab/><text:tab/>-brainstorm</text:p>
      <text:p text:style-name="P18"><text:tab/><text:tab/><text:tab/>-entrevista</text:p>
      <text:p text:style-name="P18"><text:tab/><text:tab/><text:tab/>- <text:span text:style-name="T8">Questionário</text:span></text:p>
      <text:p text:style-name="P18"><text:tab/><text:tab/>Objetivo: Ter informações que sirvam para a documentação do requisito</text:p>
      <text:p text:style-name="P18"><text:tab/>Documentação</text:p>
      <text:p text:style-name="P18"><text:tab/><text:tab/>Organizar tudo que foi elicitado</text:p>
      <text:p text:style-name="P18"><text:soft-page-break/><text:tab/><text:tab/><text:span text:style-name="T8">Divisões e seções</text:span></text:p>
      <text:p text:style-name="P18"><text:tab/>Verificação</text:p>
      <text:p text:style-name="P18"><text:tab/><text:tab/><text:tab/>Realizada pela equipe técnica de desenvolvimento</text:p>
      <text:p text:style-name="P18"><text:tab/>Validação </text:p>
      <text:p text:style-name="P18"><text:tab/><text:tab/><text:tab/>Realizada pelo cliente (aqui que entra o contrato) para poder começar a fazer o <text:tab/><text:tab/><text:tab/><text:tab/>resto.</text:p>
      <text:p text:style-name="P20">4) Tipos de requisitos</text:p>
      <text:p text:style-name="P20"><text:tab/>Requisito Funcional</text:p>
      <text:p text:style-name="P18"><text:tab/><text:tab/><text:span text:style-name="T8">O que a aplicação faz em termos de funcionalidade</text:span></text:p>
      <text:p text:style-name="P18"><text:tab/><text:span text:style-name="T8">Requisitos não funcionais</text:span></text:p>
      <text:p text:style-name="P18"><text:tab/><text:tab/><text:span text:style-name="T8">Características que a aplicação deve ter e que não estão diretamente relacionadas com as funcionalidades da mesma. Ex: Segurança, Perfil e transação, Design padronizado, disponibilidade</text:span></text:p>
      <text:p text:style-name="P18"><text:tab/><text:span text:style-name="T8">Requisito Inverso</text:span></text:p>
      <text:p text:style-name="P19"><text:tab/><text:tab/>É <text:span text:style-name="T8">o que a equipe </text:span><text:span text:style-name="T2">não</text:span><text:span text:style-name="T8"> se compromete a entregar da demanda. Isso acontece quando a equipe acha que pode ser importante mas o usuário não especificou ou que gerou uma ambiguidade.</text:span></text:p>
      <text:p text:style-name="P19"/>
      <text:p text:style-name="P20">5) Hipóteses</text:p>
      <text:p text:style-name="P20">:<text:tab/>Regras consideradas válidas antes do desenvolvimento da demanda – Evita a especificação de requisitos desnecessários</text:p>
      <text:p text:style-name="P20"/>
      <text:p text:style-name="P20">6) Restrições</text:p>
      <text:p text:style-name="P20"><text:tab/>Regras que restringem as alternativas de solução para um problema – Não é requisitos</text:p>
      <text:p text:style-name="P20"/>
      <text:p text:style-name="P20">7) Como especificar um resquisito</text:p>
      <text:p text:style-name="P20"><text:tab/>Frases curtas e diretas</text:p>
      <text:p text:style-name="P20"><text:tab/>No idioma definido para o projeto</text:p>
      <text:p text:style-name="P20"><text:tab/>Cuidado com as ambiguidades</text:p>
      <text:p text:style-name="P20"><text:tab/>Manter um repositório de requisitos reutilizáveis</text:p>
      <text:p text:style-name="P20"><text:tab/>Cuidado com duplicidade </text:p>
      <text:p text:style-name="P20"/>
      <text:p text:style-name="P20">8) Exemplos de requisitos:</text:p>
      <text:p text:style-name="P20"><text:tab/>a) Bem formulados</text:p>
      <text:p text:style-name="P20"><text:tab/><text:tab/>- Os dados de funcionário a serem armazenados são: nome, matrícula e ano de admissão</text:p>
      <text:p text:style-name="P20"><text:tab/><text:tab/>- As consultas devem retornar resultado em até 3 segundos</text:p>
      <text:p text:style-name="P20"><text:tab/>b) Mal formulados</text:p>
      <text:p text:style-name="P20"><text:tab/><text:tab/>- A consulta deverá trazer os dados mais importantes dos funcionários</text:p>
      <text:p text:style-name="P20"><text:s text:c="2"/><text:tab/><text:tab/>- A aplicação deve ser fácil de ser utilizada</text:p>
      <text:p text:style-name="P20"><text:s/></text:p>
      <text:p text:style-name="P19"><text:s/><text:span text:style-name="T8">LISTA DE EXERCÍCIOS 1 PARTE 2: ENTREGA NO DIA 23/09 ATÉ 23:59 NO EAD</text:span></text:p>
      <text:p text:style-name="P19"/>
      <text:p text:style-name="P20">8) Classifique cada requesito abaixo em <text:span text:style-name="T1">Funcional</text:span>, <text:span text:style-name="T1">Não</text:span> <text:span text:style-name="T1">Funcional </text:span><text:span text:style-name="T9">e</text:span><text:span text:style-name="T1"> Inverso </text:span>e Justifique cada escolha:</text:p>
      <text:p text:style-name="P20"><text:tab/>a) Não será apresentado o nome do usuário logado</text:p>
      <text:p text:style-name="P20"><text:tab/>b) O relatório não terá mais que 40 linhas por página</text:p>
      <text:p text:style-name="P20"><text:tab/>c) Serão criados módulos para requisitos especificados</text:p>
      <text:p text:style-name="P20">9) Explique o que é escopo de efeito e qual é a sua relação com a documentação de uma função implementada</text:p>
      <text:p text:style-name="P19"/>
      <text:p text:style-name="P20">10) Por que Hipóteses e Restrições não sào requisitos?</text:p>
      <text:p text:style-name="P19"><text:soft-page-break/><text:span text:style-name="T8">11) Apresente quatro requisitos funcionais da aplicação desenvolvida pelo grupo.</text:span></text:p>
      <text:p text:style-name="P19"/>
      <text:p text:style-name="P21">Metodologia Ágil e Kanban</text:p>
      <text:p text:style-name="P21"/>
      <text:p text:style-name="P21">1) Definição</text:p>
      <text:p text:style-name="P21">- Tem como objetivo aprimorar a gestão de projetos tradicionais realizando entregas mais rápidas e frequentes.</text:p>
      <text:p text:style-name="P21">- Lançada no manifesto Ágil, possui fundamentos e princípios</text:p>
      <text:p text:style-name="P21"/>
      <text:p text:style-name="P21">2) Fundamentos</text:p>
      <text:p text:style-name="P21">- Indivíduos e suas interações acima de procedimentos e ferramentas</text:p>
      <text:p text:style-name="P21">- Software funcinando acima de documentação abrangente</text:p>
      <text:p text:style-name="P21">- Colaboração com o cliente acima de negociação e contratos</text:p>
      <text:p text:style-name="P21">- Adaptabildiade acima de plano pré-estabelecido</text:p>
      <text:p text:style-name="P21"/>
      <text:p text:style-name="P21">3) Princípios</text:p>
      <text:p text:style-name="P21">- Garantir a satisfação do cliente entrefando rápida e constatemente software funcionalidade</text:p>
      <text:p text:style-name="P21">- Mudançás tardias são bem-vindas</text:p>
      <text:p text:style-name="P21">- Software funcional é entregue com frequência</text:p>
      <text:p text:style-name="P21">- Cooperação constante entre quem entende do negócio e a equipede de desenvolvimento</text:p>
      <text:p text:style-name="P21">- Projetos surjem por meio de indivíduos motivados, devendo existir uma relação de confiança</text:p>
      <text:p text:style-name="P21">- A melhor forma de transmissão de informação é “cara a cara”</text:p>
      <text:p text:style-name="P21">- Software funcional é a principal medidade de progresso.</text:p>
      <text:p text:style-name="P21">- Clientes e desenvolvedores devem manter ritmo de entregas</text:p>
      <text:p text:style-name="P21">- Design do software deve prezar pela excelência técnica</text:p>
      <text:p text:style-name="P21">- Simplicidade</text:p>
      <text:p text:style-name="P21">- Equipes autogerenciaveis</text:p>
      <text:p text:style-name="P21">- Autoavaliação contínua do time e do produto</text:p>
      <text:p text:style-name="P21"/>
      <text:p text:style-name="P21">4) Metodologia x Práticas Ágeis</text:p>
      <text:p text:style-name="P21">O Ágil não tem escopo fixo, não tem data final</text:p>
      <text:p text:style-name="P21">Streaming x Cinema</text:p>
      <text:p text:style-name="P21"/>
      <text:p text:style-name="P21">5) Kanban</text:p>
      <text:p text:style-name="P21">- <text:span text:style-name="T10">São as práticas ágeis</text:span></text:p>
      <text:p text:style-name="P21"/>
      <text:p text:style-name="P22">6) Scrum</text:p>
      <text:p text:style-name="P22">- Framework de práticas ágeis</text:p>
      <text:p text:style-name="P22">- Nem todas as práticas precisam ser utilizadas</text:p>
      <text:p text:style-name="P22">- <text:span text:style-name="T11">Deve ser adaptado para conviver com as práticas bem sucedidas já existentes na empresa.</text:span></text:p>
      <text:p text:style-name="P22"/>
      <text:p text:style-name="P23">7) Papéis do Scrum</text:p>
      <text:p text:style-name="P24">a) Product Owner (P.O)</text:p>
      <text:p text:style-name="P24"><text:tab/>- É <text:span text:style-name="T12">a parte do cliente inserida no time</text:span></text:p>
      <text:p text:style-name="P24"><text:tab/>- <text:span text:style-name="T13">O objetivo é ajudar fornecendo todas as informações necessárias para o sucesso do projeto.</text:span></text:p>
      <text:p text:style-name="P25">b) Scrum Master</text:p>
      <text:p text:style-name="P25"><text:tab/>- Guardião do processo</text:p>
      <text:p text:style-name="P25"><text:tab/>- Seu objetivo é garantir o trabalhado da equipe em no processo</text:p>
      <text:p text:style-name="P25"><text:tab/>- Facilitador para destravar eventuais obstáculos</text:p>
      <text:p text:style-name="P25"><text:soft-page-break/>c) Time de desenvolvimento</text:p>
      <text:p text:style-name="P25"><text:tab/>- Multidisciplinar (dev, QA, requisito)</text:p>
      <text:p text:style-name="P25"><text:tab/>- Auto-organizável</text:p>
      <text:p text:style-name="P21"><text:tab/>- <text:span text:style-name="T14">7 +- 2 integrantes</text:span></text:p>
      <text:p text:style-name="P21"/>
      <text:p text:style-name="P26">8) Sprint</text:p>
      <text:p text:style-name="P26">- Períodos fixos de tempo em que o time entrega algo de valor durante o desenvolvimento com a metodologia Ágil.</text:p>
      <text:p text:style-name="P27">Release – Parte do projeto que está rodando OK, para release é definida um tempo específico <text:span text:style-name="T15">para ela ser entregue</text:span></text:p>
      <text:p text:style-name="P27"/>
      <text:p text:style-name="P28"><text:span text:style-name="T16">9) </text:span><text:span text:style-name="T17">Artefatos do Scrum</text:span></text:p>
      <text:p text:style-name="P40">1 – Product Backlog</text:p>
      <text:p text:style-name="P29"><text:tab/><text:span text:style-name="T18">Conjunto de itens de backlog levantados durante uma etapa de Descoberta.</text:span></text:p>
      <text:p text:style-name="P41">2 – Item de backlog</text:p>
      <text:p text:style-name="P30"><text:span text:style-name="T18"><text:tab/>É </text:span><text:span text:style-name="T19">algo a ser desenvolvido no processo </text:span><text:span text:style-name="T20">(tela, protótipo, função etc)</text:span></text:p>
      <text:p text:style-name="P42">3 – Sprint backlog</text:p>
      <text:p text:style-name="P30"><text:span text:style-name="T18"><text:tab/>É </text:span><text:span text:style-name="T21">o conjunto de itens de backlog</text:span><text:span text:style-name="T18"> </text:span><text:s/><text:span text:style-name="T21">a serem trabalhados na sprint</text:span></text:p>
      <text:p text:style-name="P31">4 – Definition of Done (d.o.d)</text:p>
      <text:p text:style-name="P31"><text:tab/>Defini como podemos considerar que algo está pronto</text:p>
      <text:p text:style-name="P32">10) Etapas da metodologia Ágil</text:p>
      <text:p text:style-name="P32">- Descoberta ou Inception, seu objetivo é gerar o Product Backlog (tudo o que é preciso ser feito)</text:p>
      <text:p text:style-name="P32">- <text:span text:style-name="T22">Planejamento da Sprint, </text:span><text:span text:style-name="T23">o objetivo é gerar o Sprint Backlog. Ou seja, separar o item de backlog do Product Backlog</text:span></text:p>
      <text:p text:style-name="P32">- <text:span text:style-name="T24">Execução da Sprint, meter a mão na massa. </text:span><text:span text:style-name="T25">Para isso são feitas reuniões periódicas (dailys). </text:span><text:span text:style-name="T26">Nas dailys é bom responder 3 perguntas: O que fiz ontem? O que vou fazer hoje? Quais são os obstáculos que estou encontrado para o que vou faz</text:span><text:span text:style-name="T27">e</text:span><text:span text:style-name="T26">r hoje?</text:span></text:p>
      <text:p text:style-name="P32">- <text:span text:style-name="T28">Validação da sprint, Ibs (item de backlog) são validados com o P.O</text:span></text:p>
      <text:p text:style-name="P32">- <text:span text:style-name="T28">Revisar da Sprint, discutir vantagens e oportunidades de melhoria no desenvolvimento do produto</text:span></text:p>
      <text:p text:style-name="P32">- <text:span text:style-name="T28">Retrospectiva da Sprint</text:span></text:p>
      <text:p text:style-name="P32"/>
      <text:p text:style-name="P32"/>
      <text:p text:style-name="P33">DECOMPOSIÇÃO SUCESSIVA</text:p>
      <text:p text:style-name="P33"/>
      <text:p text:style-name="P33">1) Definição:</text:p>
      <text:p text:style-name="P33"><text:tab/>Método que consiste na divisão de um problema em subproblemas até que os mesmos estejam claros o suficiente para serem resolvidos. Basicamente é dividir <text:span text:style-name="T29">para</text:span> conquistar.</text:p>
      <text:p text:style-name="P33"/>
      <text:p text:style-name="P34">2) Passo de projeto:</text:p>
      <text:p text:style-name="P34"><text:tab/>Quando, a patir de um problema, eu tenho um passo de projeto que vai me gerar uma conjunto de soluções</text:p>
      <text:p text:style-name="P34">3) Estrutura de decomposição:</text:p>
      <text:p text:style-name="P34">É <text:span text:style-name="T30">a estrutura de decompor um problema em subproblemas</text:span></text:p>
      <text:p text:style-name="P35">4) Crtiérios de qualidade estrutural de solução</text:p>
      <text:p text:style-name="P35">- Necessidade, verificar se todos os itens do conjunto solução são necessários para resolver o problema?</text:p>
      <text:p text:style-name="P35">- Suficiência, os componentes do cojunto solução são suficientes para resolver o respectivo problema?</text:p>
      <text:p text:style-name="P36">- Ortogonalidade, o que um componente faz no conjunto solução nenhum outro faz.</text:p>
      <text:p text:style-name="P36"/>
      <text:p text:style-name="P36"><text:soft-page-break/><text:span text:style-name="T31">5) Direção de projetos</text:span></text:p>
      <text:p text:style-name="P43">Top-Bottom: Especialização, detalhamento e descoberta</text:p>
      <text:p text:style-name="P43">Bottom-Up: Integração, em alguns trabalha com reutilização</text:p>
      <text:p text:style-name="P37"><text:span text:style-name="T31">Direção mista: </text:span><text:span text:style-name="T32">utiliza dos dois outros</text:span></text:p>
      <text:p text:style-name="P37"/>
      <text:p text:style-name="P37"><text:span text:style-name="T33">LISTA 1 PARTE 3 – ENTREGA DIA 02 DE OUTUBRO</text:span> <text:span text:style-name="T33">ATÉ 23:59</text:span></text:p>
      <text:p text:style-name="P37"/>
      <text:p text:style-name="P38">12) Explique por que aplicar a Qualidade Estrutural atento a Necessidade e Suficiência durante uma Inception é possível reduzir a instabilidade do grupo de intes de backlog de produto durante o desenvolvimento?</text:p>
      <text:p text:style-name="P38"/>
      <text:p text:style-name="P38">13) Como é possível trabalhar com qualidade estrutural “Necessidade” a partir de um critério “Ortogonalidade” bem aplicado? Dê um exemplo prático envolvendo uma estrutura de decomposição, passo de projeto e compo<text:span text:style-name="T34">n</text:span>entes concretos e abstratos.</text:p>
      <text:p text:style-name="P38"/>
      <text:p text:style-name="P38">14) Elabore uma estrutura de decomposição de no mínimo 2 passos de projeto para o problema “Sair de casa e chegar na PUC”</text:p>
      <text:p text:style-name="P38"/>
      <text:p text:style-name="P39">15) <text:span text:style-name="T34">Dê um exemplo de estrutura com direção mista envolvendo descobertas e reutilizações.</text:span></text:p>
      <text:p text:style-name="P39"/>
      <text:p text:style-name="P39"><text:span text:style-name="T34">16) </text:span><text:s/><text:span text:style-name="T34">Aponte os números que indicam conjuntos soluções nas estruturas abaixo:</text:span></text:p>
      <text:p text:style-name="P39"><text:tab/><text:span text:style-name="T34">a)</text:span></text:p>
      <text:p text:style-name="P39"/>
      <text:p text:style-name="P39"/>
      <text:p text:style-name="P44">Modelagem de Estruturas de Dados</text:p>
      <text:p text:style-name="P44">1) Notação</text:p>
      <text:p text:style-name="P44"><text:tab/>UML – Like</text:p>
      <text:p text:style-name="P44"/>
      <text:p text:style-name="P44">Agregação: Um elemento do conjunto 1 é composto/formado por n elementos do conjunto 2. Utilizado na modelagem de estrutura estáticas. Ex: vetor.</text:p>
      <text:p text:style-name="P44">Referência: <text:span text:style-name="T35">Um elemento do conjunto </text:span><text:span text:style-name="T36">1 referencia (aponta) um elemento do conjunto 2. Utilizado para representar estruturas dinâmicas, ex: Lista encadeadas, á</text:span><text:span text:style-name="T37">rvore</text:span><text:span text:style-name="T36">.</text:span></text:p>
      <text:p text:style-name="P45">Particionamento ou Especiailização: Um elemento do conjunto 1faz parte do conjunto 2 ou do conjunto 3. Usado na frente como herança na POO.</text:p>
      <text:p text:style-name="P45"/>
      <text:p text:style-name="P46">2) Exemplos:</text:p>
      <text:p text:style-name="P46">a) Vetor numérico de 4 posições [3][2][1][4]</text:p>
      <text:p text:style-name="P46">C) LI</text:p>
      <text:p text:style-name="P46"/>
      <text:p text:style-name="P46"/>
      <text:p text:style-name="P46"/>
      <text:p text:style-name="P47">Desenvolvimento Orientado por testes (TDD)</text:p>
      <text:p text:style-name="P47">- Test-driven development</text:p>
      <text:p text:style-name="P47"/>
      <text:p text:style-name="P47"/>
      <text:p text:style-name="P47"/>
      <text:p text:style-name="P47"/>
      <text:p text:style-name="P47"/>
      <text:p text:style-name="P47"/>
      <text:p text:style-name="P52"><text:soft-page-break/>Observações sobre a primeira avaliação:<text:line-break/><text:line-break/>Diagrama incompleto.</text:p>
      <text:p text:style-name="P52">Apresentação pouco envolvente (só lendo o slide)</text:p>
      <text:p text:style-name="P52">Os trechos que não são títulos estão pouco legíveis</text:p>
      <text:p text:style-name="P52">Bem segmentado, cada integrante falou um pouco</text:p>
      <text:p text:style-name="P52"/>
      <text:p text:style-name="P52">Feedback do professor:</text:p>
      <text:p text:style-name="P52"/>
      <text:p text:style-name="P52">** No requisito é necessário explicitar a função que aquele requisito realiza (ex: o requisito é de criar algo, então é necessário mostrar a função que chama essa criação)</text:p>
      <text:p text:style-name="P52"/>
      <text:p text:style-name="P52">** O diagram<text:span text:style-name="T38">a</text:span> tem que incluir relacionamento cliente x servidor, interface, função de cada interface, dados encapsulados em cada módulo, módulo principal e o módulo do software básico.</text:p>
      <text:p text:style-name="P52"/>
      <text:p text:style-name="P52">** Os requisitos não podem tratar de como a aplicação vai ser feita (parte técnica)</text:p>
      <text:p text:style-name="P52"/>
      <text:p text:style-name="P52">** Requisitos que deveriam estar no desenhos do modelo estão nas especificações</text:p>
      <text:p text:style-name="P52"/>
      <text:p text:style-name="P52">** Escrever os requisitos pensando que você é um cliente normal, não técnico (ex: ao invés de especificar o tempo médio de uma requisição você diz apenas o tempo máximo)</text:p>
      <text:p text:style-name="P52"/>
      <text:p text:style-name="P52">** Especificar os perfis (roles) da aplicação</text:p>
      <text:p text:style-name="P52"/>
      <text:p text:style-name="P52">** Não usar módulo, pois isso não existe no linguajar do cliente</text:p>
      <text:p text:style-name="P52"/>
      <text:p text:style-name="P52">** Especificar que o sistema armazena informações da venda e não é responsável por realizar as transações.</text:p>
      <text:p text:style-name="P52"/>
      <text:p text:style-name="P47"/>
      <text:p text:style-name="P50">LISTA 1 – PARTE 4 – ENTREGAR 16/10 ATÉ 23:59</text:p>
      <text:p text:style-name="P50"/>
      <text:p text:style-name="P51">17) Apresentar o desenvolvimento incremental da função de exclusão de funcionarios abaixo evideciando cada passo de cada ciclo do TDD. Apresente os casos de teste abstratos, sumânticos e valorados.</text:p>
      <text:p text:style-name="P51">Função</text:p>
      <text:p text:style-name="P51">ExcluirFunc( matr ) Retornos:</text:p>
      <text:p text:style-name="P51">0 – Exclusão OK</text:p>
      <text:p text:style-name="P53">1 – Função não existe</text:p>
      <text:p text:style-name="P53">2 – Matrícula inválida</text:p>
      <text:p text:style-name="P53"/>
      <text:p text:style-name="P53">18) Apresente um caso de função a ser reutilizada evidenciando seu comportamento comum e parte específica.</text:p>
      <text:p text:style-name="P53"/>
      <text:p text:style-name="P53">19) Apresente modelo e exemplo de uma estrutura de matriz tridimensional alocada em uma aplicação de cubo mágico.</text:p>
      <text:p text:style-name="P53">A matriz é formada apenas por listas</text:p>
      <text:p text:style-name="P47"/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10-09T18:43:19.016032475</dc:date>
    <meta:editing-duration>PT14H17M49S</meta:editing-duration>
    <meta:editing-cycles>67</meta:editing-cycles>
    <meta:generator>LibreOffice/7.6.5.2$Linux_X86_64 LibreOffice_project/38d5f62f85355c192ef5f1dd47c5c0c0c6d6598b</meta:generator>
    <meta:document-statistic meta:table-count="0" meta:image-count="0" meta:object-count="0" meta:page-count="10" meta:paragraph-count="314" meta:word-count="3012" meta:character-count="18994" meta:non-whitespace-character-count="16060"/>
  </office:meta>
</office:document-meta>
</file>